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7.3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4.1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66ffff"/>
    </style:style>
    <style:style style:name="ce2" style:family="table-cell" style:parent-style-name="Default">
      <style:table-cell-properties fo:background-color="#ffff99"/>
    </style:style>
    <style:style style:name="ce3" style:family="table-cell" style:parent-style-name="Default" style:data-style-name="N2">
      <style:table-cell-properties fo:background-color="#66ffff"/>
    </style:style>
    <style:style style:name="ce4" style:family="table-cell" style:parent-style-name="Default" style:data-style-name="N123">
      <style:table-cell-properties fo:background-color="#66ffff"/>
    </style:style>
    <style:style style:name="ce5" style:family="table-cell" style:parent-style-name="Default" style:data-style-name="N123">
      <style:table-cell-properties fo:background-color="#ffff99"/>
    </style:style>
    <style:style style:name="ce6" style:family="table-cell" style:parent-style-name="Default" style:data-style-name="N2">
      <style:table-cell-properties fo:background-color="#ffff99"/>
    </style:style>
    <style:style style:name="ce7" style:family="table-cell" style:parent-style-name="Default" style:data-style-name="N2"/>
  </office:automatic-styles>
  <office:body>
    <office:spreadsheet>
      <table:calculation-settings table:automatic-find-labels="false"/>
      <table:table table:name="1&quot;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2" table:default-cell-style-name="ce2"/>
        <table:table-column table:style-name="co2" table:default-cell-style-name="ce4"/>
        <table:table-column table:style-name="co2" table:default-cell-style-name="ce3"/>
        <table:table-column table:style-name="co2" table:default-cell-style-name="ce4"/>
        <table:table-column table:style-name="co2" table:default-cell-style-name="ce1"/>
        <table:table-column table:style-name="co2" table:default-cell-style-name="ce4"/>
        <table:table-column table:style-name="co3" table:default-cell-style-name="ce4"/>
        <table:table-column table:style-name="co2" table:default-cell-style-name="ce7"/>
        <table:table-column table:style-name="co2" table:default-cell-style-name="Default"/>
        <table:table-row table:style-name="ro1">
          <table:table-cell table:style-name="Default" table:number-columns-repeated="8"/>
          <table:table-cell table:style-name="Default" table:formula="of:=[.K4]*[.E8]*((2*[.K5]*[.K3])^0.5)" office:value-type="float" office:value="1.12056000404095" calcext:value-type="float">
            <text:p>1.12056000404095</text:p>
          </table:table-cell>
          <table:table-cell table:style-name="Default" office:value-type="string" calcext:value-type="string">
            <text:p>v</text:p>
          </table:table-cell>
          <table:table-cell table:style-name="Default" table:formula="of:=0.4085*[.K5]/([.H8]^2)" office:value-type="float" office:value="1.46152222222222" calcext:value-type="float">
            <text:p>1.46152222222222</text:p>
          </table:table-cell>
          <table:table-cell/>
        </table:table-row>
        <table:table-row table:style-name="ro1">
          <table:table-cell table:style-name="Default" table:number-columns-repeated="9"/>
          <table:table-cell table:style-name="Default" office:value-type="string" calcext:value-type="string">
            <text:p>h</text:p>
          </table:table-cell>
          <table:table-cell table:style-name="Default" table:formula="of:=(([.K1])^2)/(2*[.K5])" office:value-type="float" office:value="0.0331684348765432" calcext:value-type="float">
            <text:p>0.033168434876543</text:p>
          </table:table-cell>
          <table:table-cell/>
        </table:table-row>
        <table:table-row table:style-name="ro1">
          <table:table-cell table:style-name="Default" table:number-columns-repeated="9"/>
          <table:table-cell table:style-name="Default" office:value-type="string" calcext:value-type="string">
            <text:p>hd</text:p>
          </table:table-cell>
          <table:table-cell table:style-name="Default" office:value-type="float" office:value="2.5" calcext:value-type="float">
            <text:p>2.5</text:p>
          </table:table-cell>
          <table:table-cell/>
        </table:table-row>
        <table:table-row table:style-name="ro1">
          <table:table-cell table:style-name="Default" table:number-columns-repeated="9"/>
          <table:table-cell table:style-name="Default" office:value-type="string" calcext:value-type="string">
            <text:p>C</text:p>
          </table:table-cell>
          <table:table-cell table:style-name="Default" office:value-type="float" office:value="0.8" calcext:value-type="float">
            <text:p>0.8</text:p>
          </table:table-cell>
          <table:table-cell/>
        </table:table-row>
        <table:table-row table:style-name="ro1">
          <table:table-cell table:style-name="Default" table:number-columns-repeated="9"/>
          <table:table-cell table:style-name="Default" office:value-type="string" calcext:value-type="string">
            <text:p>g</text:p>
          </table:table-cell>
          <table:table-cell table:style-name="Default" office:value-type="float" office:value="32.2" calcext:value-type="float">
            <text:p>32.2</text:p>
          </table:table-cell>
          <table:table-cell/>
        </table:table-row>
        <table:table-row table:style-name="ro1">
          <table:table-cell table:style-name="Default" table:number-columns-repeated="9"/>
          <table:table-cell table:style-name="Default" office:value-type="string" calcext:value-type="string">
            <text:p>target</text:p>
          </table:table-cell>
          <table:table-cell table:style-name="Default" table:formula="of:=0.21 * [.K3]" office:value-type="float" office:value="0.525" calcext:value-type="float">
            <text:p>0.525</text:p>
          </table:table-cell>
          <table:table-cell/>
        </table:table-row>
        <table:table-row table:style-name="ro1">
          <table:table-cell table:style-name="Default" office:value-type="string" calcext:value-type="string">
            <text:p>Lateral Length</text:p>
          </table:table-cell>
          <table:table-cell table:style-name="Default" office:value-type="string" calcext:value-type="string">
            <text:p>Spacing</text:p>
          </table:table-cell>
          <table:table-cell table:style-name="Default" office:value-type="string" calcext:value-type="string">
            <text:p>Segment</text:p>
          </table:table-cell>
          <table:table-cell table:style-name="Default" office:value-type="string" calcext:value-type="string">
            <text:p>Orifice Dia</text:p>
          </table:table-cell>
          <table:table-cell table:style-name="Default" office:value-type="string" calcext:value-type="string">
            <text:p>Orifice Area</text:p>
          </table:table-cell>
          <table:table-cell table:style-name="Default" office:value-type="string" calcext:value-type="string">
            <text:p>PerfDis</text:p>
          </table:table-cell>
          <table:table-cell table:style-name="Default" office:value-type="string" calcext:value-type="string">
            <text:p>SumPerfDis</text:p>
          </table:table-cell>
          <table:table-cell table:style-name="Default" office:value-type="string" calcext:value-type="string">
            <text:p>Lateral Dia.</text:p>
          </table:table-cell>
          <table:table-cell table:style-name="Default" office:value-type="string" calcext:value-type="string">
            <text:p>headloss</text:p>
          </table:table-cell>
          <table:table-cell table:style-name="Default" office:value-type="string" calcext:value-type="string">
            <text:p>SumHeadloss</text:p>
          </table:table-cell>
          <table:table-cell table:style-name="Default"/>
          <table:table-cell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.375" calcext:value-type="float">
            <text:p>0.38</text:p>
          </table:table-cell>
          <table:table-cell table:formula="of:=3.14*(([.D8]/2)^2)" office:value-type="float" office:value="0.110390625" calcext:value-type="float">
            <text:p>0.110</text:p>
          </table:table-cell>
          <table:table-cell table:formula="of:=[.$K$4]*[.E8]*((2*[.$K$5]*[.$K$2])^0.5)" office:value-type="float" office:value="0.12907068125" calcext:value-type="float">
            <text:p>0.13</text:p>
          </table:table-cell>
          <table:table-cell table:formula="of:=SUM([.F8:.F20])" office:value-type="float" office:value="1.67791885625" calcext:value-type="float">
            <text:p>1.678</text:p>
          </table:table-cell>
          <table:table-cell office:value-type="float" office:value="3" calcext:value-type="float">
            <text:p>3</text:p>
          </table:table-cell>
          <table:table-cell table:formula="of:=4.71*[.B8]*(([.G8]/([.$K$4]*([.H8]^(2.63))))^1.85)" office:value-type="float" office:value="0.442249384085602" calcext:value-type="float">
            <text:p>0.442</text:p>
          </table:table-cell>
          <table:table-cell table:formula="of:=[.I8]" office:value-type="float" office:value="0.442249384085602" calcext:value-type="float">
            <text:p>0.442</text:p>
          </table:table-cell>
          <table:table-cell table:style-name="ce4"/>
          <table:table-cell table:style-name="ce7"/>
        </table:table-row>
        <table:table-row table:style-name="ro1">
          <table:table-cell table:formula="of:=[.A8]+[.B8]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0.375" calcext:value-type="float">
            <text:p>0.38</text:p>
          </table:table-cell>
          <table:table-cell table:formula="of:=3.14*(([.D9]/2)^2)" office:value-type="float" office:value="0.110390625" calcext:value-type="float">
            <text:p>0.110</text:p>
          </table:table-cell>
          <table:table-cell table:formula="of:=[.$K$4]*[.E9]*((2*[.$K$5]*[.$K$2])^0.5)" office:value-type="float" office:value="0.12907068125" calcext:value-type="float">
            <text:p>0.13</text:p>
          </table:table-cell>
          <table:table-cell table:formula="of:=[.G8]-[.F9]" office:value-type="float" office:value="1.548848175" calcext:value-type="float">
            <text:p>1.549</text:p>
          </table:table-cell>
          <table:table-cell office:value-type="float" office:value="3" calcext:value-type="float">
            <text:p>3</text:p>
          </table:table-cell>
          <table:table-cell table:formula="of:=4.71*[.B9]*(([.G9]/([.$K$4]*([.H9]^(2.63))))^1.85)" office:value-type="float" office:value="0.381379495721631" calcext:value-type="float">
            <text:p>0.381</text:p>
          </table:table-cell>
          <table:table-cell table:formula="of:=[.I9]+[.J8]" office:value-type="float" office:value="0.823628879807233" calcext:value-type="float">
            <text:p>0.824</text:p>
          </table:table-cell>
          <table:table-cell table:style-name="ce4"/>
          <table:table-cell/>
        </table:table-row>
        <table:table-row table:style-name="ro1">
          <table:table-cell table:formula="of:=[.A9]+[.B9]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.375" calcext:value-type="float">
            <text:p>0.38</text:p>
          </table:table-cell>
          <table:table-cell table:formula="of:=3.14*(([.D10]/2)^2)" office:value-type="float" office:value="0.110390625" calcext:value-type="float">
            <text:p>0.110</text:p>
          </table:table-cell>
          <table:table-cell table:formula="of:=[.$K$4]*[.E10]*((2*[.$K$5]*[.$K$2])^0.5)" office:value-type="float" office:value="0.12907068125" calcext:value-type="float">
            <text:p>0.13</text:p>
          </table:table-cell>
          <table:table-cell table:formula="of:=[.G9]-[.F10]" office:value-type="float" office:value="1.41977749375" calcext:value-type="float">
            <text:p>1.420</text:p>
          </table:table-cell>
          <table:table-cell office:value-type="float" office:value="3" calcext:value-type="float">
            <text:p>3</text:p>
          </table:table-cell>
          <table:table-cell table:formula="of:=4.71*[.B10]*(([.G10]/([.$K$4]*([.H10]^(2.63))))^1.85)" office:value-type="float" office:value="0.324674740822486" calcext:value-type="float">
            <text:p>0.325</text:p>
          </table:table-cell>
          <table:table-cell table:formula="of:=[.I10]+[.J9]" office:value-type="float" office:value="1.14830362062972" calcext:value-type="float">
            <text:p>1.148</text:p>
          </table:table-cell>
          <table:table-cell table:style-name="ce4"/>
          <table:table-cell/>
        </table:table-row>
        <table:table-row table:style-name="ro1">
          <table:table-cell table:formula="of:=[.A10]+[.B10]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.375" calcext:value-type="float">
            <text:p>0.38</text:p>
          </table:table-cell>
          <table:table-cell table:formula="of:=3.14*(([.D11]/2)^2)" office:value-type="float" office:value="0.110390625" calcext:value-type="float">
            <text:p>0.110</text:p>
          </table:table-cell>
          <table:table-cell table:formula="of:=[.$K$4]*[.E11]*((2*[.$K$5]*[.$K$2])^0.5)" office:value-type="float" office:value="0.12907068125" calcext:value-type="float">
            <text:p>0.13</text:p>
          </table:table-cell>
          <table:table-cell table:formula="of:=[.G10]-[.F11]" office:value-type="float" office:value="1.2907068125" calcext:value-type="float">
            <text:p>1.291</text:p>
          </table:table-cell>
          <table:table-cell office:value-type="float" office:value="3" calcext:value-type="float">
            <text:p>3</text:p>
          </table:table-cell>
          <table:table-cell table:formula="of:=4.71*[.B11]*(([.G11]/([.$K$4]*([.H11]^(2.63))))^1.85)" office:value-type="float" office:value="0.272189918136324" calcext:value-type="float">
            <text:p>0.272</text:p>
          </table:table-cell>
          <table:table-cell table:formula="of:=[.I11]+[.J10]" office:value-type="float" office:value="1.42049353876604" calcext:value-type="float">
            <text:p>1.420</text:p>
          </table:table-cell>
          <table:table-cell table:style-name="ce4"/>
          <table:table-cell/>
        </table:table-row>
        <table:table-row table:style-name="ro1">
          <table:table-cell table:formula="of:=[.A11]+[.B11]" office:value-type="float" office:value="25" calcext:value-type="float">
            <text:p>25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3" office:value-type="float" office:value="0.375" calcext:value-type="float">
            <text:p>0.38</text:p>
          </table:table-cell>
          <table:table-cell table:formula="of:=3.14*(([.D12]/2)^2)" office:value-type="float" office:value="0.110390625" calcext:value-type="float">
            <text:p>0.110</text:p>
          </table:table-cell>
          <table:table-cell table:formula="of:=[.$K$4]*[.E12]*((2*[.$K$5]*[.$K$2])^0.5)" office:value-type="float" office:value="0.12907068125" calcext:value-type="float">
            <text:p>0.13</text:p>
          </table:table-cell>
          <table:table-cell table:formula="of:=[.G11]-[.F12]" office:value-type="float" office:value="1.16163613125" calcext:value-type="float">
            <text:p>1.162</text:p>
          </table:table-cell>
          <table:table-cell office:value-type="float" office:value="3" calcext:value-type="float">
            <text:p>3</text:p>
          </table:table-cell>
          <table:table-cell table:formula="of:=4.71*[.B12]*(([.G12]/([.$K$4]*([.H12]^(2.63))))^1.85)" office:value-type="float" office:value="0.223985898583974" calcext:value-type="float">
            <text:p>0.224</text:p>
          </table:table-cell>
          <table:table-cell table:formula="of:=[.I12]+[.J11]" office:value-type="float" office:value="1.64447943735002" calcext:value-type="float">
            <text:p>1.644</text:p>
          </table:table-cell>
          <table:table-cell table:style-name="ce4"/>
          <table:table-cell office:value-type="float" office:value="1392" calcext:value-type="float">
            <text:p>1392</text:p>
          </table:table-cell>
        </table:table-row>
        <table:table-row table:style-name="ro1">
          <table:table-cell table:formula="of:=[.A12]+[.B12]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0.375" calcext:value-type="float">
            <text:p>0.38</text:p>
          </table:table-cell>
          <table:table-cell table:formula="of:=3.14*(([.D13]/2)^2)" office:value-type="float" office:value="0.110390625" calcext:value-type="float">
            <text:p>0.110</text:p>
          </table:table-cell>
          <table:table-cell table:formula="of:=[.$K$4]*[.E13]*((2*[.$K$5]*[.$K$2])^0.5)" office:value-type="float" office:value="0.12907068125" calcext:value-type="float">
            <text:p>0.13</text:p>
          </table:table-cell>
          <table:table-cell table:formula="of:=[.G12]-[.F13]" office:value-type="float" office:value="1.03256545" calcext:value-type="float">
            <text:p>1.033</text:p>
          </table:table-cell>
          <table:table-cell office:value-type="float" office:value="3" calcext:value-type="float">
            <text:p>3</text:p>
          </table:table-cell>
          <table:table-cell table:formula="of:=4.71*[.B13]*(([.G13]/([.$K$4]*([.H13]^(2.63))))^1.85)" office:value-type="float" office:value="0.180131021110065" calcext:value-type="float">
            <text:p>0.180</text:p>
          </table:table-cell>
          <table:table-cell table:formula="of:=[.I13]+[.J12]" office:value-type="float" office:value="1.82461045846008" calcext:value-type="float">
            <text:p>1.825</text:p>
          </table:table-cell>
          <table:table-cell table:style-name="ce4"/>
          <table:table-cell/>
        </table:table-row>
        <table:table-row table:style-name="ro1">
          <table:table-cell table:formula="of:=[.A13]+[.B13]"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0.375" calcext:value-type="float">
            <text:p>0.38</text:p>
          </table:table-cell>
          <table:table-cell table:formula="of:=3.14*(([.D14]/2)^2)" office:value-type="float" office:value="0.110390625" calcext:value-type="float">
            <text:p>0.110</text:p>
          </table:table-cell>
          <table:table-cell table:formula="of:=[.$K$4]*[.E14]*((2*[.$K$5]*[.$K$2])^0.5)" office:value-type="float" office:value="0.12907068125" calcext:value-type="float">
            <text:p>0.13</text:p>
          </table:table-cell>
          <table:table-cell table:formula="of:=[.G13]-[.F14]" office:value-type="float" office:value="0.90349476875" calcext:value-type="float">
            <text:p>0.903</text:p>
          </table:table-cell>
          <table:table-cell office:value-type="float" office:value="3" calcext:value-type="float">
            <text:p>3</text:p>
          </table:table-cell>
          <table:table-cell table:formula="of:=4.71*[.B14]*(([.G14]/([.$K$4]*([.H14]^(2.63))))^1.85)" office:value-type="float" office:value="0.14070301673648" calcext:value-type="float">
            <text:p>0.141</text:p>
          </table:table-cell>
          <table:table-cell table:formula="of:=[.I14]+[.J13]" office:value-type="float" office:value="1.96531347519656" calcext:value-type="float">
            <text:p>1.965</text:p>
          </table:table-cell>
          <table:table-cell table:style-name="ce4"/>
          <table:table-cell/>
        </table:table-row>
        <table:table-row table:style-name="ro1">
          <table:table-cell table:formula="of:=[.A14]+[.B14]"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0.375" calcext:value-type="float">
            <text:p>0.38</text:p>
          </table:table-cell>
          <table:table-cell table:formula="of:=3.14*(([.D15]/2)^2)" office:value-type="float" office:value="0.110390625" calcext:value-type="float">
            <text:p>0.110</text:p>
          </table:table-cell>
          <table:table-cell table:formula="of:=[.$K$4]*[.E15]*((2*[.$K$5]*[.$K$2])^0.5)" office:value-type="float" office:value="0.12907068125" calcext:value-type="float">
            <text:p>0.13</text:p>
          </table:table-cell>
          <table:table-cell table:formula="of:=[.G14]-[.F15]" office:value-type="float" office:value="0.7744240875" calcext:value-type="float">
            <text:p>0.774</text:p>
          </table:table-cell>
          <table:table-cell office:value-type="float" office:value="3" calcext:value-type="float">
            <text:p>3</text:p>
          </table:table-cell>
          <table:table-cell table:formula="of:=4.71*[.B15]*(([.G15]/([.$K$4]*([.H15]^(2.63))))^1.85)" office:value-type="float" office:value="0.105791761431338" calcext:value-type="float">
            <text:p>0.106</text:p>
          </table:table-cell>
          <table:table-cell table:formula="of:=[.I15]+[.J14]" office:value-type="float" office:value="2.0711052366279" calcext:value-type="float">
            <text:p>2.071</text:p>
          </table:table-cell>
          <table:table-cell table:style-name="ce4"/>
          <table:table-cell/>
        </table:table-row>
        <table:table-row table:style-name="ro1">
          <table:table-cell table:formula="of:=[.A15]+[.B15]"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0.375" calcext:value-type="float">
            <text:p>0.38</text:p>
          </table:table-cell>
          <table:table-cell table:formula="of:=3.14*(([.D16]/2)^2)" office:value-type="float" office:value="0.110390625" calcext:value-type="float">
            <text:p>0.110</text:p>
          </table:table-cell>
          <table:table-cell table:formula="of:=[.$K$4]*[.E16]*((2*[.$K$5]*[.$K$2])^0.5)" office:value-type="float" office:value="0.12907068125" calcext:value-type="float">
            <text:p>0.13</text:p>
          </table:table-cell>
          <table:table-cell table:formula="of:=[.G15]-[.F16]" office:value-type="float" office:value="0.64535340625" calcext:value-type="float">
            <text:p>0.645</text:p>
          </table:table-cell>
          <table:table-cell office:value-type="float" office:value="3" calcext:value-type="float">
            <text:p>3</text:p>
          </table:table-cell>
          <table:table-cell table:formula="of:=4.71*[.B16]*(([.G16]/([.$K$4]*([.H16]^(2.63))))^1.85)" office:value-type="float" office:value="0.0755034059421777" calcext:value-type="float">
            <text:p>0.076</text:p>
          </table:table-cell>
          <table:table-cell table:formula="of:=[.I16]+[.J15]" office:value-type="float" office:value="2.14660864257008" calcext:value-type="float">
            <text:p>2.147</text:p>
          </table:table-cell>
          <table:table-cell table:style-name="ce4"/>
          <table:table-cell/>
        </table:table-row>
        <table:table-row table:style-name="ro1">
          <table:table-cell table:formula="of:=[.A16]+[.B16]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0.375" calcext:value-type="float">
            <text:p>0.38</text:p>
          </table:table-cell>
          <table:table-cell table:formula="of:=3.14*(([.D17]/2)^2)" office:value-type="float" office:value="0.110390625" calcext:value-type="float">
            <text:p>0.110</text:p>
          </table:table-cell>
          <table:table-cell table:formula="of:=[.$K$4]*[.E17]*((2*[.$K$5]*[.$K$2])^0.5)" office:value-type="float" office:value="0.12907068125" calcext:value-type="float">
            <text:p>0.13</text:p>
          </table:table-cell>
          <table:table-cell table:formula="of:=[.G16]-[.F17]" office:value-type="float" office:value="0.516282725" calcext:value-type="float">
            <text:p>0.516</text:p>
          </table:table-cell>
          <table:table-cell office:value-type="float" office:value="3" calcext:value-type="float">
            <text:p>3</text:p>
          </table:table-cell>
          <table:table-cell table:formula="of:=4.71*[.B17]*(([.G17]/([.$K$4]*([.H17]^(2.63))))^1.85)" office:value-type="float" office:value="0.0499669704990342" calcext:value-type="float">
            <text:p>0.050</text:p>
          </table:table-cell>
          <table:table-cell table:formula="of:=[.I17]+[.J16]" office:value-type="float" office:value="2.19657561306911" calcext:value-type="float">
            <text:p>2.197</text:p>
          </table:table-cell>
          <table:table-cell table:style-name="ce4"/>
          <table:table-cell/>
        </table:table-row>
        <table:table-row table:style-name="ro1">
          <table:table-cell table:formula="of:=[.A17]+[.B17]"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style-name="ce3" office:value-type="float" office:value="0.375" calcext:value-type="float">
            <text:p>0.38</text:p>
          </table:table-cell>
          <table:table-cell table:formula="of:=3.14*(([.D18]/2)^2)" office:value-type="float" office:value="0.110390625" calcext:value-type="float">
            <text:p>0.110</text:p>
          </table:table-cell>
          <table:table-cell table:formula="of:=[.$K$4]*[.E18]*((2*[.$K$5]*[.$K$2])^0.5)" office:value-type="float" office:value="0.12907068125" calcext:value-type="float">
            <text:p>0.13</text:p>
          </table:table-cell>
          <table:table-cell table:formula="of:=[.G17]-[.F18]" office:value-type="float" office:value="0.38721204375" calcext:value-type="float">
            <text:p>0.387</text:p>
          </table:table-cell>
          <table:table-cell office:value-type="float" office:value="3" calcext:value-type="float">
            <text:p>3</text:p>
          </table:table-cell>
          <table:table-cell table:formula="of:=4.71*[.B18]*(([.G18]/([.$K$4]*([.H18]^(2.63))))^1.85)" office:value-type="float" office:value="0.0293458272201242" calcext:value-type="float">
            <text:p>0.029</text:p>
          </table:table-cell>
          <table:table-cell table:formula="of:=[.I18]+[.J17]" office:value-type="float" office:value="2.22592144028924" calcext:value-type="float">
            <text:p>2.226</text:p>
          </table:table-cell>
          <table:table-cell table:style-name="ce4"/>
          <table:table-cell/>
        </table:table-row>
        <table:table-row table:style-name="ro1">
          <table:table-cell table:formula="of:=[.A18]+[.B18]"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style-name="ce3" office:value-type="float" office:value="0.375" calcext:value-type="float">
            <text:p>0.38</text:p>
          </table:table-cell>
          <table:table-cell table:formula="of:=3.14*(([.D19]/2)^2)" office:value-type="float" office:value="0.110390625" calcext:value-type="float">
            <text:p>0.110</text:p>
          </table:table-cell>
          <table:table-cell table:formula="of:=[.$K$4]*[.E19]*((2*[.$K$5]*[.$K$2])^0.5)" office:value-type="float" office:value="0.12907068125" calcext:value-type="float">
            <text:p>0.13</text:p>
          </table:table-cell>
          <table:table-cell table:formula="of:=[.G18]-[.F19]" office:value-type="float" office:value="0.2581413625" calcext:value-type="float">
            <text:p>0.258</text:p>
          </table:table-cell>
          <table:table-cell office:value-type="float" office:value="3" calcext:value-type="float">
            <text:p>3</text:p>
          </table:table-cell>
          <table:table-cell table:formula="of:=4.71*[.B19]*(([.G19]/([.$K$4]*([.H19]^(2.63))))^1.85)" office:value-type="float" office:value="0.0138604562693608" calcext:value-type="float">
            <text:p>0.014</text:p>
          </table:table-cell>
          <table:table-cell table:formula="of:=[.I19]+[.J18]" office:value-type="float" office:value="2.2397818965586" calcext:value-type="float">
            <text:p>2.240</text:p>
          </table:table-cell>
          <table:table-cell table:style-name="ce4"/>
          <table:table-cell/>
        </table:table-row>
        <table:table-row table:style-name="ro1">
          <table:table-cell table:formula="of:=[.A19]+[.B19]"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style-name="ce3" office:value-type="float" office:value="0.375" calcext:value-type="float">
            <text:p>0.38</text:p>
          </table:table-cell>
          <table:table-cell table:formula="of:=3.14*(([.D20]/2)^2)" office:value-type="float" office:value="0.110390625" calcext:value-type="float">
            <text:p>0.110</text:p>
          </table:table-cell>
          <table:table-cell table:formula="of:=[.$K$4]*[.E20]*((2*[.$K$5]*[.$K$2])^0.5)" office:value-type="float" office:value="0.12907068125" calcext:value-type="float">
            <text:p>0.13</text:p>
          </table:table-cell>
          <table:table-cell table:formula="of:=[.G19]-[.F20]" office:value-type="float" office:value="0.12907068125" calcext:value-type="float">
            <text:p>0.129</text:p>
          </table:table-cell>
          <table:table-cell office:value-type="float" office:value="3" calcext:value-type="float">
            <text:p>3</text:p>
          </table:table-cell>
          <table:table-cell table:formula="of:=4.71*[.B20]*(([.G20]/([.$K$4]*([.H20]^(2.63))))^1.85)" office:value-type="float" office:value="0.00384478478635351" calcext:value-type="float">
            <text:p>0.004</text:p>
          </table:table-cell>
          <table:table-cell table:formula="of:=[.I20]+[.J19]" office:value-type="float" office:value="2.24362668134495" calcext:value-type="float">
            <text:p>2.244</text:p>
          </table:table-cell>
          <table:table-cell table:style-name="ce4" table:formula="of:=[.J20]-[.J8]" office:value-type="float" office:value="1.80137729725935" calcext:value-type="float">
            <text:p>1.801</text:p>
          </table:table-cell>
          <table:table-cell/>
        </table:table-row>
        <table:table-row table:style-name="ro1" table:number-rows-repeated="7">
          <table:table-cell table:number-columns-repeated="3"/>
          <table:table-cell table:style-name="ce3"/>
          <table:table-cell table:number-columns-repeated="8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2.5" calcext:value-type="float">
            <text:p>2.5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.31" calcext:value-type="float">
            <text:p>0.31</text:p>
          </table:table-cell>
          <table:table-cell table:style-name="ce5" table:formula="of:=3.14*(([.D28]/2)^2)" office:value-type="float" office:value="0.0754385" calcext:value-type="float">
            <text:p>0.075</text:p>
          </table:table-cell>
          <table:table-cell table:style-name="ce6" table:formula="of:=11.79*([.D28]^2)*([.$K$3]^0.5)" office:value-type="float" office:value="1.79146033612316" calcext:value-type="float">
            <text:p>1.79</text:p>
          </table:table-cell>
          <table:table-cell table:style-name="ce5" table:formula="of:=SUM([.F28:.F34])" office:value-type="float" office:value="12.5402223528621" calcext:value-type="float">
            <text:p>12.540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formula="of:=4.71*[.B28]*(([.G28]/([.$K$4]*([.H28]^(2.63))^1.85)))" office:value-type="float" office:value="184.576397756189" calcext:value-type="float">
            <text:p>184.576</text:p>
          </table:table-cell>
          <table:table-cell table:style-name="ce5" table:formula="of:=[.I28]" office:value-type="float" office:value="184.576397756189" calcext:value-type="float">
            <text:p>184.576</text:p>
          </table:table-cell>
          <table:table-cell table:number-columns-repeated="2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0.31" calcext:value-type="float">
            <text:p>0.31</text:p>
          </table:table-cell>
          <table:table-cell table:style-name="ce5" table:formula="of:=3.14*(([.D29]/2)^2)" office:value-type="float" office:value="0.0754385" calcext:value-type="float">
            <text:p>0.075</text:p>
          </table:table-cell>
          <table:table-cell table:style-name="ce6" table:formula="of:=11.79*([.D29]^2)*([.$K$3]^0.5)" office:value-type="float" office:value="1.79146033612316" calcext:value-type="float">
            <text:p>1.79</text:p>
          </table:table-cell>
          <table:table-cell table:style-name="ce5" table:formula="of:=[.G28]-[.F29]" office:value-type="float" office:value="10.748762016739" calcext:value-type="float">
            <text:p>10.749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formula="of:=4.71*[.B29]*(([.G29]/([.$K$4]*([.H29]^(2.63))^1.85)))" office:value-type="float" office:value="316.416681867754" calcext:value-type="float">
            <text:p>316.417</text:p>
          </table:table-cell>
          <table:table-cell table:style-name="ce5" table:formula="of:=[.J28]+[.I29]" office:value-type="float" office:value="500.993079623943" calcext:value-type="float">
            <text:p>500.993</text:p>
          </table:table-cell>
          <table:table-cell table:number-columns-repeated="2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0.31" calcext:value-type="float">
            <text:p>0.31</text:p>
          </table:table-cell>
          <table:table-cell table:style-name="ce5" table:formula="of:=3.14*(([.D30]/2)^2)" office:value-type="float" office:value="0.0754385" calcext:value-type="float">
            <text:p>0.075</text:p>
          </table:table-cell>
          <table:table-cell table:style-name="ce6" table:formula="of:=11.79*([.D30]^2)*([.$K$3]^0.5)" office:value-type="float" office:value="1.79146033612316" calcext:value-type="float">
            <text:p>1.79</text:p>
          </table:table-cell>
          <table:table-cell table:style-name="ce5" table:formula="of:=[.G29]-[.F30]" office:value-type="float" office:value="8.95730168061579" calcext:value-type="float">
            <text:p>8.957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formula="of:=4.71*[.B30]*(([.G30]/([.$K$4]*([.H30]^(2.63))^1.85)))" office:value-type="float" office:value="263.680568223127" calcext:value-type="float">
            <text:p>263.681</text:p>
          </table:table-cell>
          <table:table-cell table:style-name="ce5" table:formula="of:=[.J29]+[.I30]" office:value-type="float" office:value="764.673647847071" calcext:value-type="float">
            <text:p>764.674</text:p>
          </table:table-cell>
          <table:table-cell table:number-columns-repeated="2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0.31" calcext:value-type="float">
            <text:p>0.31</text:p>
          </table:table-cell>
          <table:table-cell table:style-name="ce5" table:formula="of:=3.14*(([.D31]/2)^2)" office:value-type="float" office:value="0.0754385" calcext:value-type="float">
            <text:p>0.075</text:p>
          </table:table-cell>
          <table:table-cell table:style-name="ce6" table:formula="of:=11.79*([.D31]^2)*([.$K$3]^0.5)" office:value-type="float" office:value="1.79146033612316" calcext:value-type="float">
            <text:p>1.79</text:p>
          </table:table-cell>
          <table:table-cell table:style-name="ce5" table:formula="of:=[.G30]-[.F31]" office:value-type="float" office:value="7.16584134449264" calcext:value-type="float">
            <text:p>7.166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formula="of:=4.71*[.B31]*(([.G31]/([.$K$4]*([.H31]^(2.63))^1.85)))" office:value-type="float" office:value="210.944454578502" calcext:value-type="float">
            <text:p>210.944</text:p>
          </table:table-cell>
          <table:table-cell table:style-name="ce5" table:formula="of:=[.J30]+[.I31]" office:value-type="float" office:value="975.618102425573" calcext:value-type="float">
            <text:p>975.618</text:p>
          </table:table-cell>
          <table:table-cell table:number-columns-repeated="2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office:value-type="float" office:value="0.31" calcext:value-type="float">
            <text:p>0.31</text:p>
          </table:table-cell>
          <table:table-cell table:style-name="ce5" table:formula="of:=3.14*(([.D32]/2)^2)" office:value-type="float" office:value="0.0754385" calcext:value-type="float">
            <text:p>0.075</text:p>
          </table:table-cell>
          <table:table-cell table:style-name="ce6" table:formula="of:=11.79*([.D32]^2)*([.$K$3]^0.5)" office:value-type="float" office:value="1.79146033612316" calcext:value-type="float">
            <text:p>1.79</text:p>
          </table:table-cell>
          <table:table-cell table:style-name="ce5" table:formula="of:=[.G31]-[.F32]" office:value-type="float" office:value="5.37438100836948" calcext:value-type="float">
            <text:p>5.374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formula="of:=4.71*[.B32]*(([.G32]/([.$K$4]*([.H32]^(2.63))^1.85)))" office:value-type="float" office:value="158.208340933877" calcext:value-type="float">
            <text:p>158.208</text:p>
          </table:table-cell>
          <table:table-cell table:style-name="ce5" table:formula="of:=[.J31]+[.I32]" office:value-type="float" office:value="1133.82644335945" calcext:value-type="float">
            <text:p>1133.826</text:p>
          </table:table-cell>
          <table:table-cell table:number-columns-repeated="2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office:value-type="float" office:value="0.31" calcext:value-type="float">
            <text:p>0.31</text:p>
          </table:table-cell>
          <table:table-cell table:style-name="ce5" table:formula="of:=3.14*(([.D33]/2)^2)" office:value-type="float" office:value="0.0754385" calcext:value-type="float">
            <text:p>0.075</text:p>
          </table:table-cell>
          <table:table-cell table:style-name="ce6" table:formula="of:=11.79*([.D33]^2)*([.$K$3]^0.5)" office:value-type="float" office:value="1.79146033612316" calcext:value-type="float">
            <text:p>1.79</text:p>
          </table:table-cell>
          <table:table-cell table:style-name="ce5" table:formula="of:=[.G32]-[.F33]" office:value-type="float" office:value="3.58292067224632" calcext:value-type="float">
            <text:p>3.583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formula="of:=4.71*[.B33]*(([.G33]/([.$K$4]*([.H33]^(2.63))^1.85)))" office:value-type="float" office:value="105.472227289251" calcext:value-type="float">
            <text:p>105.472</text:p>
          </table:table-cell>
          <table:table-cell table:style-name="ce5" table:formula="of:=[.J32]+[.I33]" office:value-type="float" office:value="1239.2986706487" calcext:value-type="float">
            <text:p>1239.299</text:p>
          </table:table-cell>
          <table:table-cell table:number-columns-repeated="2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2.5" calcext:value-type="float">
            <text:p>2.5</text:p>
          </table:table-cell>
          <table:table-cell table:style-name="ce2" office:value-type="float" office:value="6" calcext:value-type="float">
            <text:p>6</text:p>
          </table:table-cell>
          <table:table-cell office:value-type="float" office:value="0.31" calcext:value-type="float">
            <text:p>0.31</text:p>
          </table:table-cell>
          <table:table-cell table:style-name="ce5" table:formula="of:=3.14*(([.D34]/2)^2)" office:value-type="float" office:value="0.0754385" calcext:value-type="float">
            <text:p>0.075</text:p>
          </table:table-cell>
          <table:table-cell table:style-name="ce6" table:formula="of:=11.79*([.D34]^2)*([.$K$3]^0.5)" office:value-type="float" office:value="1.79146033612316" calcext:value-type="float">
            <text:p>1.79</text:p>
          </table:table-cell>
          <table:table-cell table:style-name="ce5" table:formula="of:=[.G33]-[.F34]" office:value-type="float" office:value="1.79146033612316" calcext:value-type="float">
            <text:p>1.791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formula="of:=4.71*[.B34]*(([.G34]/([.$K$4]*([.H34]^(2.63))^1.85)))" office:value-type="float" office:value="26.3680568223128" calcext:value-type="float">
            <text:p>26.368</text:p>
          </table:table-cell>
          <table:table-cell table:style-name="ce5" table:formula="of:=[.J33]+[.I34]" office:value-type="float" office:value="1265.66672747101" calcext:value-type="float">
            <text:p>1265.667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table:style-name="ce1" table:formula="of:=3/8" office:value-type="float" office:value="0.375" calcext:value-type="float">
            <text:p>0.375</text:p>
          </table:table-cell>
          <table:table-cell table:formula="of:=3.14*(([.D35]/2)^2)" office:value-type="float" office:value="0.110390625" calcext:value-type="float">
            <text:p>0.110</text:p>
          </table:table-cell>
          <table:table-cell table:formula="of:=11.79*([.D35]^2)*([.$K$3]^0.5)" office:value-type="float" office:value="2.62147876969115" calcext:value-type="float">
            <text:p>2.62</text:p>
          </table:table-cell>
          <table:table-cell table:formula="of:=SUM([.F35:.F41])" office:value-type="float" office:value="18.350351387838" calcext:value-type="float">
            <text:p>18.350</text:p>
          </table:table-cell>
          <table:table-cell office:value-type="float" office:value="1" calcext:value-type="float">
            <text:p>1</text:p>
          </table:table-cell>
          <table:table-cell table:formula="of:=4.71*[.B35]*(([.G35]/([.$K$4]*([.H35]^(2.63))^1.85)))" office:value-type="float" office:value="270.094234489741" calcext:value-type="float">
            <text:p>270.094</text:p>
          </table:table-cell>
          <table:table-cell table:formula="of:=[.I35]" office:value-type="float" office:value="270.094234489741" calcext:value-type="float">
            <text:p>270.094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1" table:formula="of:=3/8" office:value-type="float" office:value="0.375" calcext:value-type="float">
            <text:p>0.375</text:p>
          </table:table-cell>
          <table:table-cell table:formula="of:=3.14*(([.D36]/2)^2)" office:value-type="float" office:value="0.110390625" calcext:value-type="float">
            <text:p>0.110</text:p>
          </table:table-cell>
          <table:table-cell table:formula="of:=11.79*([.D36]^2)*([.$K$3]^0.5)" office:value-type="float" office:value="2.62147876969115" calcext:value-type="float">
            <text:p>2.62</text:p>
          </table:table-cell>
          <table:table-cell table:formula="of:=[.G35]-[.F36]" office:value-type="float" office:value="15.7288726181469" calcext:value-type="float">
            <text:p>15.729</text:p>
          </table:table-cell>
          <table:table-cell office:value-type="float" office:value="1" calcext:value-type="float">
            <text:p>1</text:p>
          </table:table-cell>
          <table:table-cell table:formula="of:=4.71*[.B36]*(([.G36]/([.$K$4]*([.H36]^(2.63))^1.85)))" office:value-type="float" office:value="463.018687696699" calcext:value-type="float">
            <text:p>463.019</text:p>
          </table:table-cell>
          <table:table-cell table:formula="of:=[.J35]+[.I36]" office:value-type="float" office:value="733.11292218644" calcext:value-type="float">
            <text:p>733.113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1" table:formula="of:=3/8" office:value-type="float" office:value="0.375" calcext:value-type="float">
            <text:p>0.375</text:p>
          </table:table-cell>
          <table:table-cell table:formula="of:=3.14*(([.D37]/2)^2)" office:value-type="float" office:value="0.110390625" calcext:value-type="float">
            <text:p>0.110</text:p>
          </table:table-cell>
          <table:table-cell table:formula="of:=11.79*([.D37]^2)*([.$K$3]^0.5)" office:value-type="float" office:value="2.62147876969115" calcext:value-type="float">
            <text:p>2.62</text:p>
          </table:table-cell>
          <table:table-cell table:formula="of:=[.G36]-[.F37]" office:value-type="float" office:value="13.1073938484557" calcext:value-type="float">
            <text:p>13.107</text:p>
          </table:table-cell>
          <table:table-cell office:value-type="float" office:value="1" calcext:value-type="float">
            <text:p>1</text:p>
          </table:table-cell>
          <table:table-cell table:formula="of:=4.71*[.B37]*(([.G37]/([.$K$4]*([.H37]^(2.63))^1.85)))" office:value-type="float" office:value="385.848906413915" calcext:value-type="float">
            <text:p>385.849</text:p>
          </table:table-cell>
          <table:table-cell table:formula="of:=[.J36]+[.I37]" office:value-type="float" office:value="1118.96182860035" calcext:value-type="float">
            <text:p>1118.962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" table:formula="of:=3/8" office:value-type="float" office:value="0.375" calcext:value-type="float">
            <text:p>0.375</text:p>
          </table:table-cell>
          <table:table-cell table:formula="of:=3.14*(([.D38]/2)^2)" office:value-type="float" office:value="0.110390625" calcext:value-type="float">
            <text:p>0.110</text:p>
          </table:table-cell>
          <table:table-cell table:formula="of:=11.79*([.D38]^2)*([.$K$3]^0.5)" office:value-type="float" office:value="2.62147876969115" calcext:value-type="float">
            <text:p>2.62</text:p>
          </table:table-cell>
          <table:table-cell table:formula="of:=[.G37]-[.F38]" office:value-type="float" office:value="10.4859150787646" calcext:value-type="float">
            <text:p>10.486</text:p>
          </table:table-cell>
          <table:table-cell office:value-type="float" office:value="1" calcext:value-type="float">
            <text:p>1</text:p>
          </table:table-cell>
          <table:table-cell table:formula="of:=4.71*[.B38]*(([.G38]/([.$K$4]*([.H38]^(2.63))^1.85)))" office:value-type="float" office:value="308.679125131133" calcext:value-type="float">
            <text:p>308.679</text:p>
          </table:table-cell>
          <table:table-cell table:formula="of:=[.J37]+[.I38]" office:value-type="float" office:value="1427.64095373149" calcext:value-type="float">
            <text:p>1427.641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" table:formula="of:=3/8" office:value-type="float" office:value="0.375" calcext:value-type="float">
            <text:p>0.375</text:p>
          </table:table-cell>
          <table:table-cell table:formula="of:=3.14*(([.D39]/2)^2)" office:value-type="float" office:value="0.110390625" calcext:value-type="float">
            <text:p>0.110</text:p>
          </table:table-cell>
          <table:table-cell table:formula="of:=11.79*([.D39]^2)*([.$K$3]^0.5)" office:value-type="float" office:value="2.62147876969115" calcext:value-type="float">
            <text:p>2.62</text:p>
          </table:table-cell>
          <table:table-cell table:formula="of:=[.G38]-[.F39]" office:value-type="float" office:value="7.86443630907344" calcext:value-type="float">
            <text:p>7.864</text:p>
          </table:table-cell>
          <table:table-cell office:value-type="float" office:value="1" calcext:value-type="float">
            <text:p>1</text:p>
          </table:table-cell>
          <table:table-cell table:formula="of:=4.71*[.B39]*(([.G39]/([.$K$4]*([.H39]^(2.63))^1.85)))" office:value-type="float" office:value="231.509343848349" calcext:value-type="float">
            <text:p>231.509</text:p>
          </table:table-cell>
          <table:table-cell table:formula="of:=[.J38]+[.I39]" office:value-type="float" office:value="1659.15029757984" calcext:value-type="float">
            <text:p>1659.150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" table:formula="of:=3/8" office:value-type="float" office:value="0.375" calcext:value-type="float">
            <text:p>0.375</text:p>
          </table:table-cell>
          <table:table-cell table:formula="of:=3.14*(([.D40]/2)^2)" office:value-type="float" office:value="0.110390625" calcext:value-type="float">
            <text:p>0.110</text:p>
          </table:table-cell>
          <table:table-cell table:formula="of:=11.79*([.D40]^2)*([.$K$3]^0.5)" office:value-type="float" office:value="2.62147876969115" calcext:value-type="float">
            <text:p>2.62</text:p>
          </table:table-cell>
          <table:table-cell table:formula="of:=[.G39]-[.F40]" office:value-type="float" office:value="5.24295753938229" calcext:value-type="float">
            <text:p>5.243</text:p>
          </table:table-cell>
          <table:table-cell office:value-type="float" office:value="1" calcext:value-type="float">
            <text:p>1</text:p>
          </table:table-cell>
          <table:table-cell table:formula="of:=4.71*[.B40]*(([.G40]/([.$K$4]*([.H40]^(2.63))^1.85)))" office:value-type="float" office:value="154.339562565566" calcext:value-type="float">
            <text:p>154.340</text:p>
          </table:table-cell>
          <table:table-cell table:formula="of:=[.J39]+[.I40]" office:value-type="float" office:value="1813.4898601454" calcext:value-type="float">
            <text:p>1813.490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.5" calcext:value-type="float">
            <text:p>2.5</text:p>
          </table:table-cell>
          <table:table-cell office:value-type="float" office:value="6" calcext:value-type="float">
            <text:p>6</text:p>
          </table:table-cell>
          <table:table-cell table:style-name="ce1" table:formula="of:=3/8" office:value-type="float" office:value="0.375" calcext:value-type="float">
            <text:p>0.375</text:p>
          </table:table-cell>
          <table:table-cell table:formula="of:=3.14*(([.D41]/2)^2)" office:value-type="float" office:value="0.110390625" calcext:value-type="float">
            <text:p>0.110</text:p>
          </table:table-cell>
          <table:table-cell table:formula="of:=11.79*([.D41]^2)*([.$K$3]^0.5)" office:value-type="float" office:value="2.62147876969115" calcext:value-type="float">
            <text:p>2.62</text:p>
          </table:table-cell>
          <table:table-cell table:formula="of:=[.G40]-[.F41]" office:value-type="float" office:value="2.62147876969115" calcext:value-type="float">
            <text:p>2.621</text:p>
          </table:table-cell>
          <table:table-cell office:value-type="float" office:value="1" calcext:value-type="float">
            <text:p>1</text:p>
          </table:table-cell>
          <table:table-cell table:formula="of:=4.71*[.B41]*(([.G41]/([.$K$4]*([.H41]^(2.63))^1.85)))" office:value-type="float" office:value="38.5848906413916" calcext:value-type="float">
            <text:p>38.585</text:p>
          </table:table-cell>
          <table:table-cell table:formula="of:=[.J40]+[.I41]" office:value-type="float" office:value="1852.07475078679" calcext:value-type="float">
            <text:p>1852.075</text:p>
          </table:table-cell>
          <table:table-cell table:number-columns-repeated="2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2.5" calcext:value-type="float">
            <text:p>2.5</text:p>
          </table:table-cell>
          <table:table-cell table:style-name="ce2" office:value-type="float" office:value="1" calcext:value-type="float">
            <text:p>1</text:p>
          </table:table-cell>
          <table:table-cell table:formula="of:=7/16" office:value-type="float" office:value="0.4375" calcext:value-type="float">
            <text:p>0.4375</text:p>
          </table:table-cell>
          <table:table-cell table:style-name="ce5" table:formula="of:=3.14*(([.D42]/2)^2)" office:value-type="float" office:value="0.15025390625" calcext:value-type="float">
            <text:p>0.150</text:p>
          </table:table-cell>
          <table:table-cell table:style-name="ce6" table:formula="of:=11.79*([.D42]^2)*([.$K$3]^0.5)" office:value-type="float" office:value="3.5681238809685" calcext:value-type="float">
            <text:p>3.57</text:p>
          </table:table-cell>
          <table:table-cell table:style-name="ce5" table:formula="of:=SUM([.F42:.F48])" office:value-type="float" office:value="24.9768671667795" calcext:value-type="float">
            <text:p>24.977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formula="of:=4.71*[.B42]*(([.G42]/([.$K$4]*([.H42]^(2.63))^1.85)))" office:value-type="float" office:value="367.628263611036" calcext:value-type="float">
            <text:p>367.628</text:p>
          </table:table-cell>
          <table:table-cell table:style-name="ce5" table:formula="of:=[.I42]" office:value-type="float" office:value="367.628263611036" calcext:value-type="float">
            <text:p>367.628</text:p>
          </table:table-cell>
          <table:table-cell table:number-columns-repeated="2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formula="of:=7/16" office:value-type="float" office:value="0.4375" calcext:value-type="float">
            <text:p>0.4375</text:p>
          </table:table-cell>
          <table:table-cell table:style-name="ce5" table:formula="of:=3.14*(([.D43]/2)^2)" office:value-type="float" office:value="0.15025390625" calcext:value-type="float">
            <text:p>0.150</text:p>
          </table:table-cell>
          <table:table-cell table:style-name="ce6" table:formula="of:=11.79*([.D43]^2)*([.$K$3]^0.5)" office:value-type="float" office:value="3.5681238809685" calcext:value-type="float">
            <text:p>3.57</text:p>
          </table:table-cell>
          <table:table-cell table:style-name="ce5" table:formula="of:=[.G42]-[.F43]" office:value-type="float" office:value="21.408743285811" calcext:value-type="float">
            <text:p>21.409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formula="of:=4.71*[.B43]*(([.G43]/([.$K$4]*([.H43]^(2.63))^1.85)))" office:value-type="float" office:value="630.219880476061" calcext:value-type="float">
            <text:p>630.220</text:p>
          </table:table-cell>
          <table:table-cell table:style-name="ce5" table:formula="of:=[.J42]+[.I43]" office:value-type="float" office:value="997.848144087097" calcext:value-type="float">
            <text:p>997.848</text:p>
          </table:table-cell>
          <table:table-cell table:number-columns-repeated="2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formula="of:=7/16" office:value-type="float" office:value="0.4375" calcext:value-type="float">
            <text:p>0.4375</text:p>
          </table:table-cell>
          <table:table-cell table:style-name="ce5" table:formula="of:=3.14*(([.D44]/2)^2)" office:value-type="float" office:value="0.15025390625" calcext:value-type="float">
            <text:p>0.150</text:p>
          </table:table-cell>
          <table:table-cell table:style-name="ce6" table:formula="of:=11.79*([.D44]^2)*([.$K$3]^0.5)" office:value-type="float" office:value="3.5681238809685" calcext:value-type="float">
            <text:p>3.57</text:p>
          </table:table-cell>
          <table:table-cell table:style-name="ce5" table:formula="of:=[.G43]-[.F44]" office:value-type="float" office:value="17.8406194048425" calcext:value-type="float">
            <text:p>17.841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formula="of:=4.71*[.B44]*(([.G44]/([.$K$4]*([.H44]^(2.63))^1.85)))" office:value-type="float" office:value="525.183233730051" calcext:value-type="float">
            <text:p>525.183</text:p>
          </table:table-cell>
          <table:table-cell table:style-name="ce5" table:formula="of:=[.J43]+[.I44]" office:value-type="float" office:value="1523.03137781715" calcext:value-type="float">
            <text:p>1523.031</text:p>
          </table:table-cell>
          <table:table-cell table:number-columns-repeated="2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formula="of:=7/16" office:value-type="float" office:value="0.4375" calcext:value-type="float">
            <text:p>0.4375</text:p>
          </table:table-cell>
          <table:table-cell table:style-name="ce5" table:formula="of:=3.14*(([.D45]/2)^2)" office:value-type="float" office:value="0.15025390625" calcext:value-type="float">
            <text:p>0.150</text:p>
          </table:table-cell>
          <table:table-cell table:style-name="ce6" table:formula="of:=11.79*([.D45]^2)*([.$K$3]^0.5)" office:value-type="float" office:value="3.5681238809685" calcext:value-type="float">
            <text:p>3.57</text:p>
          </table:table-cell>
          <table:table-cell table:style-name="ce5" table:formula="of:=[.G44]-[.F45]" office:value-type="float" office:value="14.272495523874" calcext:value-type="float">
            <text:p>14.272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formula="of:=4.71*[.B45]*(([.G45]/([.$K$4]*([.H45]^(2.63))^1.85)))" office:value-type="float" office:value="420.146586984041" calcext:value-type="float">
            <text:p>420.147</text:p>
          </table:table-cell>
          <table:table-cell table:style-name="ce5" table:formula="of:=[.J44]+[.I45]" office:value-type="float" office:value="1943.17796480119" calcext:value-type="float">
            <text:p>1943.178</text:p>
          </table:table-cell>
          <table:table-cell table:number-columns-repeated="2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formula="of:=7/16" office:value-type="float" office:value="0.4375" calcext:value-type="float">
            <text:p>0.4375</text:p>
          </table:table-cell>
          <table:table-cell table:style-name="ce5" table:formula="of:=3.14*(([.D46]/2)^2)" office:value-type="float" office:value="0.15025390625" calcext:value-type="float">
            <text:p>0.150</text:p>
          </table:table-cell>
          <table:table-cell table:style-name="ce6" table:formula="of:=11.79*([.D46]^2)*([.$K$3]^0.5)" office:value-type="float" office:value="3.5681238809685" calcext:value-type="float">
            <text:p>3.57</text:p>
          </table:table-cell>
          <table:table-cell table:style-name="ce5" table:formula="of:=[.G45]-[.F46]" office:value-type="float" office:value="10.7043716429055" calcext:value-type="float">
            <text:p>10.704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formula="of:=4.71*[.B46]*(([.G46]/([.$K$4]*([.H46]^(2.63))^1.85)))" office:value-type="float" office:value="315.109940238031" calcext:value-type="float">
            <text:p>315.110</text:p>
          </table:table-cell>
          <table:table-cell table:style-name="ce5" table:formula="of:=[.J45]+[.I46]" office:value-type="float" office:value="2258.28790503922" calcext:value-type="float">
            <text:p>2258.288</text:p>
          </table:table-cell>
          <table:table-cell table:number-columns-repeated="2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formula="of:=7/16" office:value-type="float" office:value="0.4375" calcext:value-type="float">
            <text:p>0.4375</text:p>
          </table:table-cell>
          <table:table-cell table:style-name="ce5" table:formula="of:=3.14*(([.D47]/2)^2)" office:value-type="float" office:value="0.15025390625" calcext:value-type="float">
            <text:p>0.150</text:p>
          </table:table-cell>
          <table:table-cell table:style-name="ce6" table:formula="of:=11.79*([.D47]^2)*([.$K$3]^0.5)" office:value-type="float" office:value="3.5681238809685" calcext:value-type="float">
            <text:p>3.57</text:p>
          </table:table-cell>
          <table:table-cell table:style-name="ce5" table:formula="of:=[.G46]-[.F47]" office:value-type="float" office:value="7.13624776193701" calcext:value-type="float">
            <text:p>7.136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formula="of:=4.71*[.B47]*(([.G47]/([.$K$4]*([.H47]^(2.63))^1.85)))" office:value-type="float" office:value="210.073293492021" calcext:value-type="float">
            <text:p>210.073</text:p>
          </table:table-cell>
          <table:table-cell table:style-name="ce5" table:formula="of:=[.J46]+[.I47]" office:value-type="float" office:value="2468.36119853124" calcext:value-type="float">
            <text:p>2468.361</text:p>
          </table:table-cell>
          <table:table-cell table:number-columns-repeated="2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2.5" calcext:value-type="float">
            <text:p>2.5</text:p>
          </table:table-cell>
          <table:table-cell table:style-name="ce2" office:value-type="float" office:value="6" calcext:value-type="float">
            <text:p>6</text:p>
          </table:table-cell>
          <table:table-cell table:formula="of:=7/16" office:value-type="float" office:value="0.4375" calcext:value-type="float">
            <text:p>0.4375</text:p>
          </table:table-cell>
          <table:table-cell table:style-name="ce5" table:formula="of:=3.14*(([.D48]/2)^2)" office:value-type="float" office:value="0.15025390625" calcext:value-type="float">
            <text:p>0.150</text:p>
          </table:table-cell>
          <table:table-cell table:style-name="ce6" table:formula="of:=11.79*([.D48]^2)*([.$K$3]^0.5)" office:value-type="float" office:value="3.5681238809685" calcext:value-type="float">
            <text:p>3.57</text:p>
          </table:table-cell>
          <table:table-cell table:style-name="ce5" table:formula="of:=[.G47]-[.F48]" office:value-type="float" office:value="3.56812388096851" calcext:value-type="float">
            <text:p>3.568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formula="of:=4.71*[.B48]*(([.G48]/([.$K$4]*([.H48]^(2.63))^1.85)))" office:value-type="float" office:value="52.5183233730053" calcext:value-type="float">
            <text:p>52.518</text:p>
          </table:table-cell>
          <table:table-cell table:style-name="ce5" table:formula="of:=[.J47]+[.I48]" office:value-type="float" office:value="2520.87952190425" calcext:value-type="float">
            <text:p>2520.880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table:style-name="ce1" table:formula="of:=0.5" office:value-type="float" office:value="0.5" calcext:value-type="float">
            <text:p>0.5</text:p>
          </table:table-cell>
          <table:table-cell table:formula="of:=3.14*(([.D49]/2)^2)" office:value-type="float" office:value="0.19625" calcext:value-type="float">
            <text:p>0.196</text:p>
          </table:table-cell>
          <table:table-cell table:formula="of:=11.79*([.D49]^2)*([.$K$3]^0.5)" office:value-type="float" office:value="4.66040670167315" calcext:value-type="float">
            <text:p>4.66</text:p>
          </table:table-cell>
          <table:table-cell table:formula="of:=SUM([.F49:.F55])" office:value-type="float" office:value="32.622846911712" calcext:value-type="float">
            <text:p>32.623</text:p>
          </table:table-cell>
          <table:table-cell office:value-type="float" office:value="1" calcext:value-type="float">
            <text:p>1</text:p>
          </table:table-cell>
          <table:table-cell table:formula="of:=4.71*[.B49]*(([.G49]/([.$K$4]*([.H49]^(2.63))^1.85)))" office:value-type="float" office:value="480.167527981761" calcext:value-type="float">
            <text:p>480.168</text:p>
          </table:table-cell>
          <table:table-cell table:formula="of:=[.I49]" office:value-type="float" office:value="480.167527981761" calcext:value-type="float">
            <text:p>480.168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1" table:formula="of:=0.5" office:value-type="float" office:value="0.5" calcext:value-type="float">
            <text:p>0.5</text:p>
          </table:table-cell>
          <table:table-cell table:formula="of:=3.14*(([.D50]/2)^2)" office:value-type="float" office:value="0.19625" calcext:value-type="float">
            <text:p>0.196</text:p>
          </table:table-cell>
          <table:table-cell table:formula="of:=11.79*([.D50]^2)*([.$K$3]^0.5)" office:value-type="float" office:value="4.66040670167315" calcext:value-type="float">
            <text:p>4.66</text:p>
          </table:table-cell>
          <table:table-cell table:formula="of:=[.G49]-[.F50]" office:value-type="float" office:value="27.9624402100389" calcext:value-type="float">
            <text:p>27.962</text:p>
          </table:table-cell>
          <table:table-cell office:value-type="float" office:value="1" calcext:value-type="float">
            <text:p>1</text:p>
          </table:table-cell>
          <table:table-cell table:formula="of:=4.71*[.B50]*(([.G50]/([.$K$4]*([.H50]^(2.63))^1.85)))" office:value-type="float" office:value="823.14433368302" calcext:value-type="float">
            <text:p>823.144</text:p>
          </table:table-cell>
          <table:table-cell table:formula="of:=[.J49]+[.I50]" office:value-type="float" office:value="1303.31186166478" calcext:value-type="float">
            <text:p>1303.312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1" table:formula="of:=0.5" office:value-type="float" office:value="0.5" calcext:value-type="float">
            <text:p>0.5</text:p>
          </table:table-cell>
          <table:table-cell table:formula="of:=3.14*(([.D51]/2)^2)" office:value-type="float" office:value="0.19625" calcext:value-type="float">
            <text:p>0.196</text:p>
          </table:table-cell>
          <table:table-cell table:formula="of:=11.79*([.D51]^2)*([.$K$3]^0.5)" office:value-type="float" office:value="4.66040670167315" calcext:value-type="float">
            <text:p>4.66</text:p>
          </table:table-cell>
          <table:table-cell table:formula="of:=[.G50]-[.F51]" office:value-type="float" office:value="23.3020335083657" calcext:value-type="float">
            <text:p>23.302</text:p>
          </table:table-cell>
          <table:table-cell office:value-type="float" office:value="1" calcext:value-type="float">
            <text:p>1</text:p>
          </table:table-cell>
          <table:table-cell table:formula="of:=4.71*[.B51]*(([.G51]/([.$K$4]*([.H51]^(2.63))^1.85)))" office:value-type="float" office:value="685.953611402515" calcext:value-type="float">
            <text:p>685.954</text:p>
          </table:table-cell>
          <table:table-cell table:formula="of:=[.J50]+[.I51]" office:value-type="float" office:value="1989.2654730673" calcext:value-type="float">
            <text:p>1989.265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" table:formula="of:=0.5" office:value-type="float" office:value="0.5" calcext:value-type="float">
            <text:p>0.5</text:p>
          </table:table-cell>
          <table:table-cell table:formula="of:=3.14*(([.D52]/2)^2)" office:value-type="float" office:value="0.19625" calcext:value-type="float">
            <text:p>0.196</text:p>
          </table:table-cell>
          <table:table-cell table:formula="of:=11.79*([.D52]^2)*([.$K$3]^0.5)" office:value-type="float" office:value="4.66040670167315" calcext:value-type="float">
            <text:p>4.66</text:p>
          </table:table-cell>
          <table:table-cell table:formula="of:=[.G51]-[.F52]" office:value-type="float" office:value="18.6416268066926" calcext:value-type="float">
            <text:p>18.642</text:p>
          </table:table-cell>
          <table:table-cell office:value-type="float" office:value="1" calcext:value-type="float">
            <text:p>1</text:p>
          </table:table-cell>
          <table:table-cell table:formula="of:=4.71*[.B52]*(([.G52]/([.$K$4]*([.H52]^(2.63))^1.85)))" office:value-type="float" office:value="548.762889122014" calcext:value-type="float">
            <text:p>548.763</text:p>
          </table:table-cell>
          <table:table-cell table:formula="of:=[.J51]+[.I52]" office:value-type="float" office:value="2538.02836218931" calcext:value-type="float">
            <text:p>2538.028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" table:formula="of:=0.5" office:value-type="float" office:value="0.5" calcext:value-type="float">
            <text:p>0.5</text:p>
          </table:table-cell>
          <table:table-cell table:formula="of:=3.14*(([.D53]/2)^2)" office:value-type="float" office:value="0.19625" calcext:value-type="float">
            <text:p>0.196</text:p>
          </table:table-cell>
          <table:table-cell table:formula="of:=11.79*([.D53]^2)*([.$K$3]^0.5)" office:value-type="float" office:value="4.66040670167315" calcext:value-type="float">
            <text:p>4.66</text:p>
          </table:table-cell>
          <table:table-cell table:formula="of:=[.G52]-[.F53]" office:value-type="float" office:value="13.9812201050194" calcext:value-type="float">
            <text:p>13.981</text:p>
          </table:table-cell>
          <table:table-cell office:value-type="float" office:value="1" calcext:value-type="float">
            <text:p>1</text:p>
          </table:table-cell>
          <table:table-cell table:formula="of:=4.71*[.B53]*(([.G53]/([.$K$4]*([.H53]^(2.63))^1.85)))" office:value-type="float" office:value="411.572166841509" calcext:value-type="float">
            <text:p>411.572</text:p>
          </table:table-cell>
          <table:table-cell table:formula="of:=[.J52]+[.I53]" office:value-type="float" office:value="2949.60052903082" calcext:value-type="float">
            <text:p>2949.601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" table:formula="of:=0.5" office:value-type="float" office:value="0.5" calcext:value-type="float">
            <text:p>0.5</text:p>
          </table:table-cell>
          <table:table-cell table:formula="of:=3.14*(([.D54]/2)^2)" office:value-type="float" office:value="0.19625" calcext:value-type="float">
            <text:p>0.196</text:p>
          </table:table-cell>
          <table:table-cell table:formula="of:=11.79*([.D54]^2)*([.$K$3]^0.5)" office:value-type="float" office:value="4.66040670167315" calcext:value-type="float">
            <text:p>4.66</text:p>
          </table:table-cell>
          <table:table-cell table:formula="of:=[.G53]-[.F54]" office:value-type="float" office:value="9.3208134033463" calcext:value-type="float">
            <text:p>9.321</text:p>
          </table:table-cell>
          <table:table-cell office:value-type="float" office:value="1" calcext:value-type="float">
            <text:p>1</text:p>
          </table:table-cell>
          <table:table-cell table:formula="of:=4.71*[.B54]*(([.G54]/([.$K$4]*([.H54]^(2.63))^1.85)))" office:value-type="float" office:value="274.381444561007" calcext:value-type="float">
            <text:p>274.381</text:p>
          </table:table-cell>
          <table:table-cell table:formula="of:=[.J53]+[.I54]" office:value-type="float" office:value="3223.98197359183" calcext:value-type="float">
            <text:p>3223.982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.5" calcext:value-type="float">
            <text:p>2.5</text:p>
          </table:table-cell>
          <table:table-cell office:value-type="float" office:value="6" calcext:value-type="float">
            <text:p>6</text:p>
          </table:table-cell>
          <table:table-cell table:style-name="ce1" table:formula="of:=0.5" office:value-type="float" office:value="0.5" calcext:value-type="float">
            <text:p>0.5</text:p>
          </table:table-cell>
          <table:table-cell table:formula="of:=3.14*(([.D55]/2)^2)" office:value-type="float" office:value="0.19625" calcext:value-type="float">
            <text:p>0.196</text:p>
          </table:table-cell>
          <table:table-cell table:formula="of:=11.79*([.D55]^2)*([.$K$3]^0.5)" office:value-type="float" office:value="4.66040670167315" calcext:value-type="float">
            <text:p>4.66</text:p>
          </table:table-cell>
          <table:table-cell table:formula="of:=[.G54]-[.F55]" office:value-type="float" office:value="4.66040670167315" calcext:value-type="float">
            <text:p>4.660</text:p>
          </table:table-cell>
          <table:table-cell office:value-type="float" office:value="1" calcext:value-type="float">
            <text:p>1</text:p>
          </table:table-cell>
          <table:table-cell table:formula="of:=4.71*[.B55]*(([.G55]/([.$K$4]*([.H55]^(2.63))^1.85)))" office:value-type="float" office:value="68.5953611402517" calcext:value-type="float">
            <text:p>68.595</text:p>
          </table:table-cell>
          <table:table-cell table:formula="of:=[.J54]+[.I55]" office:value-type="float" office:value="3292.57733473208" calcext:value-type="float">
            <text:p>3292.577</text:p>
          </table:table-cell>
          <table:table-cell table:number-columns-repeated="2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2.5" calcext:value-type="float">
            <text:p>2.5</text:p>
          </table:table-cell>
          <table:table-cell table:style-name="ce2" office:value-type="float" office:value="1" calcext:value-type="float">
            <text:p>1</text:p>
          </table:table-cell>
          <table:table-cell table:formula="of:=9/16" office:value-type="float" office:value="0.5625" calcext:value-type="float">
            <text:p>0.5625</text:p>
          </table:table-cell>
          <table:table-cell table:style-name="ce5" table:formula="of:=3.14*(([.D56]/2)^2)" office:value-type="float" office:value="0.24837890625" calcext:value-type="float">
            <text:p>0.248</text:p>
          </table:table-cell>
          <table:table-cell table:style-name="ce6" table:formula="of:=11.79*([.D56]^2)*([.$K$3]^0.5)" office:value-type="float" office:value="5.89832723180508" calcext:value-type="float">
            <text:p>5.90</text:p>
          </table:table-cell>
          <table:table-cell table:style-name="ce5" table:formula="of:=SUM([.F56:.F62])" office:value-type="float" office:value="41.2882906226356" calcext:value-type="float">
            <text:p>41.288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formula="of:=4.71*[.B56]*(([.G56]/([.$K$4]*([.H56]^(2.63))^1.85)))" office:value-type="float" office:value="607.712027601918" calcext:value-type="float">
            <text:p>607.712</text:p>
          </table:table-cell>
          <table:table-cell table:style-name="ce5" table:formula="of:=[.I56]" office:value-type="float" office:value="607.712027601918" calcext:value-type="float">
            <text:p>607.712</text:p>
          </table:table-cell>
          <table:table-cell table:number-columns-repeated="2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formula="of:=9/16" office:value-type="float" office:value="0.5625" calcext:value-type="float">
            <text:p>0.5625</text:p>
          </table:table-cell>
          <table:table-cell table:style-name="ce5" table:formula="of:=3.14*(([.D57]/2)^2)" office:value-type="float" office:value="0.24837890625" calcext:value-type="float">
            <text:p>0.248</text:p>
          </table:table-cell>
          <table:table-cell table:style-name="ce6" table:formula="of:=11.79*([.D57]^2)*([.$K$3]^0.5)" office:value-type="float" office:value="5.89832723180508" calcext:value-type="float">
            <text:p>5.90</text:p>
          </table:table-cell>
          <table:table-cell table:style-name="ce5" table:formula="of:=[.G56]-[.F57]" office:value-type="float" office:value="35.3899633908305" calcext:value-type="float">
            <text:p>35.390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formula="of:=4.71*[.B57]*(([.G57]/([.$K$4]*([.H57]^(2.63))^1.85)))" office:value-type="float" office:value="1041.79204731757" calcext:value-type="float">
            <text:p>1041.792</text:p>
          </table:table-cell>
          <table:table-cell table:style-name="ce5" table:formula="of:=[.J56]+[.I57]" office:value-type="float" office:value="1649.50407491949" calcext:value-type="float">
            <text:p>1649.504</text:p>
          </table:table-cell>
          <table:table-cell table:number-columns-repeated="2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formula="of:=9/16" office:value-type="float" office:value="0.5625" calcext:value-type="float">
            <text:p>0.5625</text:p>
          </table:table-cell>
          <table:table-cell table:style-name="ce5" table:formula="of:=3.14*(([.D58]/2)^2)" office:value-type="float" office:value="0.24837890625" calcext:value-type="float">
            <text:p>0.248</text:p>
          </table:table-cell>
          <table:table-cell table:style-name="ce6" table:formula="of:=11.79*([.D58]^2)*([.$K$3]^0.5)" office:value-type="float" office:value="5.89832723180508" calcext:value-type="float">
            <text:p>5.90</text:p>
          </table:table-cell>
          <table:table-cell table:style-name="ce5" table:formula="of:=[.G57]-[.F58]" office:value-type="float" office:value="29.4916361590254" calcext:value-type="float">
            <text:p>29.492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formula="of:=4.71*[.B58]*(([.G58]/([.$K$4]*([.H58]^(2.63))^1.85)))" office:value-type="float" office:value="868.16003943131" calcext:value-type="float">
            <text:p>868.160</text:p>
          </table:table-cell>
          <table:table-cell table:style-name="ce5" table:formula="of:=[.J57]+[.I58]" office:value-type="float" office:value="2517.6641143508" calcext:value-type="float">
            <text:p>2517.664</text:p>
          </table:table-cell>
          <table:table-cell table:number-columns-repeated="2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formula="of:=9/16" office:value-type="float" office:value="0.5625" calcext:value-type="float">
            <text:p>0.5625</text:p>
          </table:table-cell>
          <table:table-cell table:style-name="ce5" table:formula="of:=3.14*(([.D59]/2)^2)" office:value-type="float" office:value="0.24837890625" calcext:value-type="float">
            <text:p>0.248</text:p>
          </table:table-cell>
          <table:table-cell table:style-name="ce6" table:formula="of:=11.79*([.D59]^2)*([.$K$3]^0.5)" office:value-type="float" office:value="5.89832723180508" calcext:value-type="float">
            <text:p>5.90</text:p>
          </table:table-cell>
          <table:table-cell table:style-name="ce5" table:formula="of:=[.G58]-[.F59]" office:value-type="float" office:value="23.5933089272203" calcext:value-type="float">
            <text:p>23.593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formula="of:=4.71*[.B59]*(([.G59]/([.$K$4]*([.H59]^(2.63))^1.85)))" office:value-type="float" office:value="694.528031545048" calcext:value-type="float">
            <text:p>694.528</text:p>
          </table:table-cell>
          <table:table-cell table:style-name="ce5" table:formula="of:=[.J58]+[.I59]" office:value-type="float" office:value="3212.19214589585" calcext:value-type="float">
            <text:p>3212.192</text:p>
          </table:table-cell>
          <table:table-cell table:number-columns-repeated="2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formula="of:=9/16" office:value-type="float" office:value="0.5625" calcext:value-type="float">
            <text:p>0.5625</text:p>
          </table:table-cell>
          <table:table-cell table:style-name="ce5" table:formula="of:=3.14*(([.D60]/2)^2)" office:value-type="float" office:value="0.24837890625" calcext:value-type="float">
            <text:p>0.248</text:p>
          </table:table-cell>
          <table:table-cell table:style-name="ce6" table:formula="of:=11.79*([.D60]^2)*([.$K$3]^0.5)" office:value-type="float" office:value="5.89832723180508" calcext:value-type="float">
            <text:p>5.90</text:p>
          </table:table-cell>
          <table:table-cell table:style-name="ce5" table:formula="of:=[.G59]-[.F60]" office:value-type="float" office:value="17.6949816954152" calcext:value-type="float">
            <text:p>17.695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formula="of:=4.71*[.B60]*(([.G60]/([.$K$4]*([.H60]^(2.63))^1.85)))" office:value-type="float" office:value="520.896023658785" calcext:value-type="float">
            <text:p>520.896</text:p>
          </table:table-cell>
          <table:table-cell table:style-name="ce5" table:formula="of:=[.J59]+[.I60]" office:value-type="float" office:value="3733.08816955463" calcext:value-type="float">
            <text:p>3733.088</text:p>
          </table:table-cell>
          <table:table-cell table:number-columns-repeated="2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formula="of:=9/16" office:value-type="float" office:value="0.5625" calcext:value-type="float">
            <text:p>0.5625</text:p>
          </table:table-cell>
          <table:table-cell table:style-name="ce5" table:formula="of:=3.14*(([.D61]/2)^2)" office:value-type="float" office:value="0.24837890625" calcext:value-type="float">
            <text:p>0.248</text:p>
          </table:table-cell>
          <table:table-cell table:style-name="ce6" table:formula="of:=11.79*([.D61]^2)*([.$K$3]^0.5)" office:value-type="float" office:value="5.89832723180508" calcext:value-type="float">
            <text:p>5.90</text:p>
          </table:table-cell>
          <table:table-cell table:style-name="ce5" table:formula="of:=[.G60]-[.F61]" office:value-type="float" office:value="11.7966544636102" calcext:value-type="float">
            <text:p>11.797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formula="of:=4.71*[.B61]*(([.G61]/([.$K$4]*([.H61]^(2.63))^1.85)))" office:value-type="float" office:value="347.264015772525" calcext:value-type="float">
            <text:p>347.264</text:p>
          </table:table-cell>
          <table:table-cell table:style-name="ce5" table:formula="of:=[.J60]+[.I61]" office:value-type="float" office:value="4080.35218532716" calcext:value-type="float">
            <text:p>4080.352</text:p>
          </table:table-cell>
          <table:table-cell table:number-columns-repeated="2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2.5" calcext:value-type="float">
            <text:p>2.5</text:p>
          </table:table-cell>
          <table:table-cell table:style-name="ce2" office:value-type="float" office:value="6" calcext:value-type="float">
            <text:p>6</text:p>
          </table:table-cell>
          <table:table-cell table:formula="of:=9/16" office:value-type="float" office:value="0.5625" calcext:value-type="float">
            <text:p>0.5625</text:p>
          </table:table-cell>
          <table:table-cell table:style-name="ce5" table:formula="of:=3.14*(([.D62]/2)^2)" office:value-type="float" office:value="0.24837890625" calcext:value-type="float">
            <text:p>0.248</text:p>
          </table:table-cell>
          <table:table-cell table:style-name="ce6" table:formula="of:=11.79*([.D62]^2)*([.$K$3]^0.5)" office:value-type="float" office:value="5.89832723180508" calcext:value-type="float">
            <text:p>5.90</text:p>
          </table:table-cell>
          <table:table-cell table:style-name="ce5" table:formula="of:=[.G61]-[.F62]" office:value-type="float" office:value="5.89832723180507" calcext:value-type="float">
            <text:p>5.898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formula="of:=4.71*[.B62]*(([.G62]/([.$K$4]*([.H62]^(2.63))^1.85)))" office:value-type="float" office:value="86.8160039431309" calcext:value-type="float">
            <text:p>86.816</text:p>
          </table:table-cell>
          <table:table-cell table:style-name="ce5" table:formula="of:=[.J61]+[.I62]" office:value-type="float" office:value="4167.16818927029" calcext:value-type="float">
            <text:p>4167.168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table:style-name="ce1" table:formula="of:=5/8" office:value-type="float" office:value="0.625" calcext:value-type="float">
            <text:p>0.625</text:p>
          </table:table-cell>
          <table:table-cell table:formula="of:=3.14*(([.D63]/2)^2)" office:value-type="float" office:value="0.306640625" calcext:value-type="float">
            <text:p>0.307</text:p>
          </table:table-cell>
          <table:table-cell table:formula="of:=11.79*([.D63]^2)*([.$K$3]^0.5)" office:value-type="float" office:value="7.2818854713643" calcext:value-type="float">
            <text:p>7.28</text:p>
          </table:table-cell>
          <table:table-cell table:formula="of:=SUM([.F63:.F69])" office:value-type="float" office:value="50.9731982995501" calcext:value-type="float">
            <text:p>50.973</text:p>
          </table:table-cell>
          <table:table-cell office:value-type="float" office:value="1" calcext:value-type="float">
            <text:p>1</text:p>
          </table:table-cell>
          <table:table-cell table:formula="of:=4.71*[.B63]*(([.G63]/([.$K$4]*([.H63]^(2.63))^1.85)))" office:value-type="float" office:value="750.261762471503" calcext:value-type="float">
            <text:p>750.262</text:p>
          </table:table-cell>
          <table:table-cell table:formula="of:=[.I63]" office:value-type="float" office:value="750.261762471503" calcext:value-type="float">
            <text:p>750.262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1" table:formula="of:=5/8" office:value-type="float" office:value="0.625" calcext:value-type="float">
            <text:p>0.625</text:p>
          </table:table-cell>
          <table:table-cell table:formula="of:=3.14*(([.D64]/2)^2)" office:value-type="float" office:value="0.306640625" calcext:value-type="float">
            <text:p>0.307</text:p>
          </table:table-cell>
          <table:table-cell table:formula="of:=11.79*([.D64]^2)*([.$K$3]^0.5)" office:value-type="float" office:value="7.2818854713643" calcext:value-type="float">
            <text:p>7.28</text:p>
          </table:table-cell>
          <table:table-cell table:formula="of:=[.G63]-[.F64]" office:value-type="float" office:value="43.6913128281858" calcext:value-type="float">
            <text:p>43.691</text:p>
          </table:table-cell>
          <table:table-cell office:value-type="float" office:value="1" calcext:value-type="float">
            <text:p>1</text:p>
          </table:table-cell>
          <table:table-cell table:formula="of:=4.71*[.B64]*(([.G64]/([.$K$4]*([.H64]^(2.63))^1.85)))" office:value-type="float" office:value="1286.16302137972" calcext:value-type="float">
            <text:p>1286.163</text:p>
          </table:table-cell>
          <table:table-cell table:formula="of:=[.J63]+[.I64]" office:value-type="float" office:value="2036.42478385122" calcext:value-type="float">
            <text:p>2036.425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1" table:formula="of:=5/8" office:value-type="float" office:value="0.625" calcext:value-type="float">
            <text:p>0.625</text:p>
          </table:table-cell>
          <table:table-cell table:formula="of:=3.14*(([.D65]/2)^2)" office:value-type="float" office:value="0.306640625" calcext:value-type="float">
            <text:p>0.307</text:p>
          </table:table-cell>
          <table:table-cell table:formula="of:=11.79*([.D65]^2)*([.$K$3]^0.5)" office:value-type="float" office:value="7.2818854713643" calcext:value-type="float">
            <text:p>7.28</text:p>
          </table:table-cell>
          <table:table-cell table:formula="of:=[.G64]-[.F65]" office:value-type="float" office:value="36.4094273568215" calcext:value-type="float">
            <text:p>36.409</text:p>
          </table:table-cell>
          <table:table-cell office:value-type="float" office:value="1" calcext:value-type="float">
            <text:p>1</text:p>
          </table:table-cell>
          <table:table-cell table:formula="of:=4.71*[.B65]*(([.G65]/([.$K$4]*([.H65]^(2.63))^1.85)))" office:value-type="float" office:value="1071.80251781643" calcext:value-type="float">
            <text:p>1071.803</text:p>
          </table:table-cell>
          <table:table-cell table:formula="of:=[.J64]+[.I65]" office:value-type="float" office:value="3108.22730166766" calcext:value-type="float">
            <text:p>3108.227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" table:formula="of:=5/8" office:value-type="float" office:value="0.625" calcext:value-type="float">
            <text:p>0.625</text:p>
          </table:table-cell>
          <table:table-cell table:formula="of:=3.14*(([.D66]/2)^2)" office:value-type="float" office:value="0.306640625" calcext:value-type="float">
            <text:p>0.307</text:p>
          </table:table-cell>
          <table:table-cell table:formula="of:=11.79*([.D66]^2)*([.$K$3]^0.5)" office:value-type="float" office:value="7.2818854713643" calcext:value-type="float">
            <text:p>7.28</text:p>
          </table:table-cell>
          <table:table-cell table:formula="of:=[.G65]-[.F66]" office:value-type="float" office:value="29.1275418854572" calcext:value-type="float">
            <text:p>29.128</text:p>
          </table:table-cell>
          <table:table-cell office:value-type="float" office:value="1" calcext:value-type="float">
            <text:p>1</text:p>
          </table:table-cell>
          <table:table-cell table:formula="of:=4.71*[.B66]*(([.G66]/([.$K$4]*([.H66]^(2.63))^1.85)))" office:value-type="float" office:value="857.442014253146" calcext:value-type="float">
            <text:p>857.442</text:p>
          </table:table-cell>
          <table:table-cell table:formula="of:=[.J65]+[.I66]" office:value-type="float" office:value="3965.6693159208" calcext:value-type="float">
            <text:p>3965.669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" table:formula="of:=5/8" office:value-type="float" office:value="0.625" calcext:value-type="float">
            <text:p>0.625</text:p>
          </table:table-cell>
          <table:table-cell table:formula="of:=3.14*(([.D67]/2)^2)" office:value-type="float" office:value="0.306640625" calcext:value-type="float">
            <text:p>0.307</text:p>
          </table:table-cell>
          <table:table-cell table:formula="of:=11.79*([.D67]^2)*([.$K$3]^0.5)" office:value-type="float" office:value="7.2818854713643" calcext:value-type="float">
            <text:p>7.28</text:p>
          </table:table-cell>
          <table:table-cell table:formula="of:=[.G66]-[.F67]" office:value-type="float" office:value="21.8456564140929" calcext:value-type="float">
            <text:p>21.846</text:p>
          </table:table-cell>
          <table:table-cell office:value-type="float" office:value="1" calcext:value-type="float">
            <text:p>1</text:p>
          </table:table-cell>
          <table:table-cell table:formula="of:=4.71*[.B67]*(([.G67]/([.$K$4]*([.H67]^(2.63))^1.85)))" office:value-type="float" office:value="643.08151068986" calcext:value-type="float">
            <text:p>643.082</text:p>
          </table:table-cell>
          <table:table-cell table:formula="of:=[.J66]+[.I67]" office:value-type="float" office:value="4608.75082661066" calcext:value-type="float">
            <text:p>4608.751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" table:formula="of:=5/8" office:value-type="float" office:value="0.625" calcext:value-type="float">
            <text:p>0.625</text:p>
          </table:table-cell>
          <table:table-cell table:formula="of:=3.14*(([.D68]/2)^2)" office:value-type="float" office:value="0.306640625" calcext:value-type="float">
            <text:p>0.307</text:p>
          </table:table-cell>
          <table:table-cell table:formula="of:=11.79*([.D68]^2)*([.$K$3]^0.5)" office:value-type="float" office:value="7.2818854713643" calcext:value-type="float">
            <text:p>7.28</text:p>
          </table:table-cell>
          <table:table-cell table:formula="of:=[.G67]-[.F68]" office:value-type="float" office:value="14.5637709427286" calcext:value-type="float">
            <text:p>14.564</text:p>
          </table:table-cell>
          <table:table-cell office:value-type="float" office:value="1" calcext:value-type="float">
            <text:p>1</text:p>
          </table:table-cell>
          <table:table-cell table:formula="of:=4.71*[.B68]*(([.G68]/([.$K$4]*([.H68]^(2.63))^1.85)))" office:value-type="float" office:value="428.721007126573" calcext:value-type="float">
            <text:p>428.721</text:p>
          </table:table-cell>
          <table:table-cell table:formula="of:=[.J67]+[.I68]" office:value-type="float" office:value="5037.47183373724" calcext:value-type="float">
            <text:p>5037.472</text:p>
          </table:table-cell>
          <table:table-cell table:style-name="Default"/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.5" calcext:value-type="float">
            <text:p>2.5</text:p>
          </table:table-cell>
          <table:table-cell office:value-type="float" office:value="6" calcext:value-type="float">
            <text:p>6</text:p>
          </table:table-cell>
          <table:table-cell table:style-name="ce1" table:formula="of:=5/8" office:value-type="float" office:value="0.625" calcext:value-type="float">
            <text:p>0.625</text:p>
          </table:table-cell>
          <table:table-cell table:formula="of:=3.14*(([.D69]/2)^2)" office:value-type="float" office:value="0.306640625" calcext:value-type="float">
            <text:p>0.307</text:p>
          </table:table-cell>
          <table:table-cell table:formula="of:=11.79*([.D69]^2)*([.$K$3]^0.5)" office:value-type="float" office:value="7.2818854713643" calcext:value-type="float">
            <text:p>7.28</text:p>
          </table:table-cell>
          <table:table-cell table:formula="of:=[.G68]-[.F69]" office:value-type="float" office:value="7.28188547136429" calcext:value-type="float">
            <text:p>7.282</text:p>
          </table:table-cell>
          <table:table-cell office:value-type="float" office:value="1" calcext:value-type="float">
            <text:p>1</text:p>
          </table:table-cell>
          <table:table-cell table:formula="of:=4.71*[.B69]*(([.G69]/([.$K$4]*([.H69]^(2.63))^1.85)))" office:value-type="float" office:value="107.180251781643" calcext:value-type="float">
            <text:p>107.180</text:p>
          </table:table-cell>
          <table:table-cell table:formula="of:=[.J68]+[.I69]" office:value-type="float" office:value="5144.65208551888" calcext:value-type="float">
            <text:p>5144.652</text:p>
          </table:table-cell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6" loext:min-decimal-places="6" number:min-integer-digits="1"/>
    </number:number-style>
    <number:number-style style:name="N123">
      <number:number number:decimal-places="3" loext:min-decimal-places="3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19">00/00/0000</text:date>, <text:time style:data-style-name="N2" text:time-value="21:45:17.40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7T23:08:43.605000000</meta:creation-date>
    <dc:date>2019-12-19T22:16:01.399000000</dc:date>
    <meta:editing-duration>PT2H17M13S</meta:editing-duration>
    <meta:editing-cycles>40</meta:editing-cycles>
    <meta:generator>LibreOffice/5.2.0.4$Windows_x86 LibreOffice_project/066b007f5ebcc236395c7d282ba488bca6720265</meta:generator>
    <meta:document-statistic meta:table-count="1" meta:cell-count="575" meta:object-count="0"/>
  </office:meta>
</office:document-meta>
</file>